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ListFactoryBean.getObjectToExpose( ServiceLoader &lt; ? &gt; service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Lis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